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4.834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572cm" svg:height="1.778cm" svg:x="0cm" svg:y="0.365cm">
            <text:p text:style-name="P1">Partitur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334cm" svg:height="1.778cm" svg:x="12.446cm" svg:y="0.365cm">
            <text:p text:style-name="P1">Rencana Gestur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794cm" svg:height="1.778cm" svg:x="19.304cm" svg:y="0.365cm">
            <text:p text:style-name="P1">Suara</text:p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4.572cm" svg:y1="1.381cm" svg:x2="6.096cm" svg:y2="1.381cm">
            <text:p/>
          </draw:line>
          <draw:line draw:style-name="gr4" draw:text-style-name="P2" draw:layer="layout" svg:x1="17.78cm" svg:y1="1.381cm" svg:x2="19.304cm" svg:y2="1.381cm">
            <text:p/>
          </draw:line>
          <draw:custom-shape draw:style-name="gr2" draw:text-style-name="P1" draw:layer="layout" svg:width="5.334cm" svg:height="1.778cm" svg:x="6.096cm" svg:y="0.365cm">
            <text:p text:style-name="P1">Rencana Ekspresi</text:p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1.43cm" svg:y1="1.381cm" svg:x2="12.446cm" svg:y2="1.38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98cm" fo:page-height="2.4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4:22:52.916302126</meta:creation-date>
    <dc:date>2018-05-17T14:26:51.402649798</dc:date>
    <meta:editing-duration>PT3M58S</meta:editing-duration>
    <meta:editing-cycles>1</meta:editing-cycles>
    <meta:generator>LibreOffice/5.1.6.2$Linux_X86_64 LibreOffice_project/10m0$Build-2</meta:generator>
    <meta:document-statistic meta:object-count="8"/>
  </office:meta>
</office:document-meta>
</file>